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e9bf" officeooo:paragraph-rsid="0012e9b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2e9bf" officeooo:paragraph-rsid="0012e9bf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6pt" officeooo:rsid="0012e9bf" officeooo:paragraph-rsid="0012e9bf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3ad74" officeooo:paragraph-rsid="0013ad74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3ad74" officeooo:paragraph-rsid="0015970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5970d" officeooo:paragraph-rsid="0015970d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77748" officeooo:paragraph-rsid="00177748" style:font-size-asian="14pt" style:font-size-complex="16pt"/>
    </style:style>
    <style:style style:name="T1" style:family="text">
      <style:text-properties officeooo:rsid="0013ad74"/>
    </style:style>
    <style:style style:name="T2" style:family="text">
      <style:text-properties officeooo:rsid="0015970d"/>
    </style:style>
    <style:style style:name="T3" style:family="text">
      <style:text-properties officeooo:rsid="00177748"/>
    </style:style>
    <style:style style:name="T4" style:family="text">
      <style:text-properties officeooo:rsid="001b07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 1</text:p>
      <text:p text:style-name="P1">Классификация сетей</text:p>
      <text:p text:style-name="P1"/>
      <text:p text:style-name="P2"/>
      <text:p text:style-name="P3">Слайд 1</text:p>
      <text:p text:style-name="P3">Приветствие.</text:p>
      <text:p text:style-name="P3">Оглашение темы доклада: “Классификация сетей.”</text:p>
      <text:p text:style-name="P3"/>
      <text:p text:style-name="P3">Слайд 2</text:p>
      <text:p text:style-name="P3">Можно выделить три категории по которым можно классифицировать сеть.</text:p>
      <text:p text:style-name="P3">Это: тип коммутации, технология передачи и протяжённость.</text:p>
      <text:p text:style-name="P3">Теперь поговорим о каждом подробнее.</text:p>
      <text:p text:style-name="P3"/>
      <text:p text:style-name="P3">Слайд 3</text:p>
      <text:p text:style-name="P3">Начнём с типа коммутации. Коммутация делится на два вида: коммутация каналов и коммутация пакетов. </text:p>
      <text:p text:style-name="P3"/>
      <text:p text:style-name="P3">Слайд 4</text:p>
      <text:p text:style-name="P3"><text:span text:style-name="T1">Опционально: (</text:span>Коммутация каналов вид телекоммуникационной сети, в которой между двумя узлами сети должно быть установлено соединение (канал), прежде чем они начнут обмен информацией.<text:span text:style-name="T1">)</text:span></text:p>
      <text:p text:style-name="P3"/>
      <text:p text:style-name="P4">В коммутации каналов, чтобы осуществлять передачу информации от одного узла к другому, двум узлам нужно предворительно установить соединение друг с другом. Некий канал связи, по которому они смогут общаться. </text:p>
      <text:p text:style-name="P4">Преимуществами является:</text:p>
      <text:p text:style-name="P4">1. отсутствие необходимости в передаче служебной информации после установления соединения;</text:p>
      <text:p text:style-name="P4">2. соответственно высокая скорость передачи информации</text:p>
      <text:p text:style-name="P4"/>
      <text:p text:style-name="P4">Слайд 5</text:p>
      <text:p text:style-name="P4">Но в случае ошибки по пути передачи информации – соединение разрывается и нужно прокладывать новое.</text:p>
      <text:p text:style-name="P4"/>
      <text:p text:style-name="P4"><text:soft-page-break/>Слайд 6</text:p>
      <text:p text:style-name="P4">В случае с коммутацией пакетов ситуация противоположная.</text:p>
      <text:p text:style-name="P4">Перед тем как отправлять данные узел Отправитель делить информацию на пакеты. </text:p>
      <text:p text:style-name="P4"/>
      <text:p text:style-name="P4">Слайд 7</text:p>
      <text:p text:style-name="P4">И уже после этого начинает по-очереди <text:s/>отправлять пакеты. Для каждого пакета расчитывается свой маршрут.</text:p>
      <text:p text:style-name="P4"/>
      <text:p text:style-name="P4">Слайд 8</text:p>
      <text:p text:style-name="P4">Таким образом пакеты не всегда передаются по одному маршруту и тем самым решают проблему разрыва соединения, так как в случае <text:span text:style-name="T2">возникновении ошибки на одном из узле передаче данных, пакет просто поменяет маршрут.</text:span></text:p>
      <text:p text:style-name="P4"/>
      <text:p text:style-name="P5">Слайд <text:span text:style-name="T2">9</text:span></text:p>
      <text:p text:style-name="P6">Технологии передачи: </text:p>
      <text:p text:style-name="P6">1. Широковешательные сети</text:p>
      <text:p text:style-name="P6">2. Точка – Точка</text:p>
      <text:p text:style-name="P6"/>
      <text:p text:style-name="P5">Слайд <text:span text:style-name="T2">10</text:span></text:p>
      <text:p text:style-name="P7">Широковешательный канал – метод передачи данных в компьютерных сетях, при котором поток данных предназначен для приёма всеми участниками сети. </text:p>
      <text:p text:style-name="P7"/>
      <text:p text:style-name="P7">Слайд 11</text:p>
      <text:p text:style-name="P7"/>
      <text:p text:style-name="P7">В соединении точка-точка данные передаются от одного узла к другому.</text:p>
      <text:p text:style-name="P7">Является прямым противопоставлением широковещательной схеме маршрутизации. </text:p>
      <text:p text:style-name="P7">* Иногда данные можно передавать через несколько промежуточных узлов.</text:p>
      <text:p text:style-name="P7"/>
      <text:p text:style-name="P7">Слайд 12</text:p>
      <text:p text:style-name="P7">И последняя категория – “Протяженность сетей”</text:p>
      <text:p text:style-name="P5"/>
      <text:p text:style-name="P4"><text:soft-page-break/><text:s/><text:span text:style-name="T3">Слайд 13</text:span></text:p>
      <text:p text:style-name="P4">Персональная – 1 метр</text:p>
      <text:p text:style-name="P4">Локальная – от 10 метров до 1 км </text:p>
      <text:p text:style-name="P4">(Д<text:span text:style-name="T3">е</text:span>йствует в пределах одного дома, офиса.<text:span text:style-name="T3">)</text:span></text:p>
      <text:p text:style-name="P7">Муниципальная – примерно 10 км</text:p>
      <text:p text:style-name="P7">(Покрывает город)</text:p>
      <text:p text:style-name="P7">Глобальная – от 100 км до 1000 км</text:p>
      <text:p text:style-name="P7">(Страна)</text:p>
      <text:p text:style-name="P7">Объединение сетей – 10 000 км </text:p>
      <text:p text:style-name="P7">(Мир)</text:p>
      <text:p text:style-name="P7">Примером такой сети является сеть Интернет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Cover_7e_LT_7e_Gliederung_20_1" style:display-name="Cover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Gliederung_20_2" style:display-name="Cover~LT~Gliederung 2" style:family="paragraph" style:parent-style-name="Cover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ver_7e_LT_7e_Gliederung_20_3" style:display-name="Cover~LT~Gliederung 3" style:family="paragraph" style:parent-style-name="Cover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ver_7e_LT_7e_Gliederung_20_4" style:display-name="Cover~LT~Gliederung 4" style:family="paragraph" style:parent-style-name="Cover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5" style:display-name="Cover~LT~Gliederung 5" style:family="paragraph" style:parent-style-name="Cover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6" style:display-name="Cover~LT~Gliederung 6" style:family="paragraph" style:parent-style-name="Cover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7" style:display-name="Cover~LT~Gliederung 7" style:family="paragraph" style:parent-style-name="Cover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8" style:display-name="Cover~LT~Gliederung 8" style:family="paragraph" style:parent-style-name="Cover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9" style:display-name="Cover~LT~Gliederung 9" style:family="paragraph" style:parent-style-name="Cover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Titel" style:display-name="Cover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Untertitel" style:display-name="Cov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Notizen" style:display-name="Cover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ver_7e_LT_7e_Hintergrundobjekte" style:display-name="Cov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ver_7e_LT_7e_Hintergrund" style:display-name="Cover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1" style:display-name="Description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scription_7e_LT_7e_Gliederung_20_2" style:display-name="Description~LT~Gliederung 2" style:family="paragraph" style:parent-style-name="Description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scription_7e_LT_7e_Gliederung_20_3" style:display-name="Description~LT~Gliederung 3" style:family="paragraph" style:parent-style-name="Description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scription_7e_LT_7e_Gliederung_20_4" style:display-name="Description~LT~Gliederung 4" style:family="paragraph" style:parent-style-name="Description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5" style:display-name="Description~LT~Gliederung 5" style:family="paragraph" style:parent-style-name="Description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6" style:display-name="Description~LT~Gliederung 6" style:family="paragraph" style:parent-style-name="Description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7" style:display-name="Description~LT~Gliederung 7" style:family="paragraph" style:parent-style-name="Description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8" style:display-name="Description~LT~Gliederung 8" style:family="paragraph" style:parent-style-name="Description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9" style:display-name="Description~LT~Gliederung 9" style:family="paragraph" style:parent-style-name="Description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Titel" style:display-name="Description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scription_7e_LT_7e_Untertitel" style:display-name="Descri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scription_7e_LT_7e_Notizen" style:display-name="Description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scription_7e_LT_7e_Hintergrundobjekte" style:display-name="Description~LT~Hintergrundobjekte" style:family="paragraph">
      <style:text-properties style:font-name="Nimbus Sans" fo:font-family="'Nimbus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scription_7e_LT_7e_Hintergrund" style:display-name="Descri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s_7e_LT_7e_Gliederung_20_1" style:display-name="Contens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s_7e_LT_7e_Gliederung_20_2" style:display-name="Contens~LT~Gliederung 2" style:family="paragraph" style:parent-style-name="Contens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s_7e_LT_7e_Gliederung_20_3" style:display-name="Contens~LT~Gliederung 3" style:family="paragraph" style:parent-style-name="Contens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s_7e_LT_7e_Gliederung_20_4" style:display-name="Contens~LT~Gliederung 4" style:family="paragraph" style:parent-style-name="Contens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5" style:display-name="Contens~LT~Gliederung 5" style:family="paragraph" style:parent-style-name="Contens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6" style:display-name="Contens~LT~Gliederung 6" style:family="paragraph" style:parent-style-name="Contens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7" style:display-name="Contens~LT~Gliederung 7" style:family="paragraph" style:parent-style-name="Contens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8" style:display-name="Contens~LT~Gliederung 8" style:family="paragraph" style:parent-style-name="Contens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9" style:display-name="Contens~LT~Gliederung 9" style:family="paragraph" style:parent-style-name="Contens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Titel" style:display-name="Contens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s_7e_LT_7e_Untertitel" style:display-name="Conten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s_7e_LT_7e_Notizen" style:display-name="Contens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ntens_7e_LT_7e_Hintergrundobjekte" style:display-name="Conten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s_7e_LT_7e_Hintergrund" style:display-name="Conten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Gliederung_20_1" style:display-name="Titl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ticle1_7e_LT_7e_Gliederung_20_1" style:display-name="Article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1_7e_LT_7e_Gliederung_20_2" style:display-name="Article1~LT~Gliederung 2" style:family="paragraph" style:parent-style-name="Article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rticle1_7e_LT_7e_Gliederung_20_3" style:display-name="Article1~LT~Gliederung 3" style:family="paragraph" style:parent-style-name="Article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rticle1_7e_LT_7e_Gliederung_20_4" style:display-name="Article1~LT~Gliederung 4" style:family="paragraph" style:parent-style-name="Article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5" style:display-name="Article1~LT~Gliederung 5" style:family="paragraph" style:parent-style-name="Article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6" style:display-name="Article1~LT~Gliederung 6" style:family="paragraph" style:parent-style-name="Article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7" style:display-name="Article1~LT~Gliederung 7" style:family="paragraph" style:parent-style-name="Article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8" style:display-name="Article1~LT~Gliederung 8" style:family="paragraph" style:parent-style-name="Article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9" style:display-name="Article1~LT~Gliederung 9" style:family="paragraph" style:parent-style-name="Article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Titel" style:display-name="Article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1_7e_LT_7e_Untertitel" style:display-name="Articl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1_7e_LT_7e_Notizen" style:display-name="Article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1_7e_LT_7e_Hintergrundobjekte" style:display-name="Artic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ticle1_7e_LT_7e_Hintergrund" style:display-name="Article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ticle2_7e_LT_7e_Gliederung_20_1" style:display-name="Article2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2_7e_LT_7e_Gliederung_20_2" style:display-name="Article2~LT~Gliederung 2" style:family="paragraph" style:parent-style-name="Article2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rticle2_7e_LT_7e_Gliederung_20_3" style:display-name="Article2~LT~Gliederung 3" style:family="paragraph" style:parent-style-name="Article2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rticle2_7e_LT_7e_Gliederung_20_4" style:display-name="Article2~LT~Gliederung 4" style:family="paragraph" style:parent-style-name="Article2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5" style:display-name="Article2~LT~Gliederung 5" style:family="paragraph" style:parent-style-name="Article2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6" style:display-name="Article2~LT~Gliederung 6" style:family="paragraph" style:parent-style-name="Article2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7" style:display-name="Article2~LT~Gliederung 7" style:family="paragraph" style:parent-style-name="Article2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8" style:display-name="Article2~LT~Gliederung 8" style:family="paragraph" style:parent-style-name="Article2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9" style:display-name="Article2~LT~Gliederung 9" style:family="paragraph" style:parent-style-name="Article2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Titel" style:display-name="Article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2_7e_LT_7e_Untertitel" style:display-name="Article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2_7e_LT_7e_Notizen" style:display-name="Article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rticle2_7e_LT_7e_Hintergrundobjekte" style:display-name="Article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ticle2_7e_LT_7e_Hintergrund" style:display-name="Article2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fographic1_7e_LT_7e_Gliederung_20_1" style:display-name="Infographic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1_7e_LT_7e_Gliederung_20_2" style:display-name="Infographic1~LT~Gliederung 2" style:family="paragraph" style:parent-style-name="Infographic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fographic1_7e_LT_7e_Gliederung_20_3" style:display-name="Infographic1~LT~Gliederung 3" style:family="paragraph" style:parent-style-name="Infographic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fographic1_7e_LT_7e_Gliederung_20_4" style:display-name="Infographic1~LT~Gliederung 4" style:family="paragraph" style:parent-style-name="Infographic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5" style:display-name="Infographic1~LT~Gliederung 5" style:family="paragraph" style:parent-style-name="Infographic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6" style:display-name="Infographic1~LT~Gliederung 6" style:family="paragraph" style:parent-style-name="Infographic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7" style:display-name="Infographic1~LT~Gliederung 7" style:family="paragraph" style:parent-style-name="Infographic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8" style:display-name="Infographic1~LT~Gliederung 8" style:family="paragraph" style:parent-style-name="Infographic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9" style:display-name="Infographic1~LT~Gliederung 9" style:family="paragraph" style:parent-style-name="Infographic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Titel" style:display-name="Infographic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1_7e_LT_7e_Untertitel" style:display-name="Infographic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1_7e_LT_7e_Notizen" style:display-name="Infographic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1_7e_LT_7e_Hintergrundobjekte" style:display-name="Infographic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fographic1_7e_LT_7e_Hintergrund" style:display-name="Infographic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fographic3_7e_LT_7e_Gliederung_20_1" style:display-name="Infographic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3_7e_LT_7e_Gliederung_20_2" style:display-name="Infographic3~LT~Gliederung 2" style:family="paragraph" style:parent-style-name="Infographic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fographic3_7e_LT_7e_Gliederung_20_3" style:display-name="Infographic3~LT~Gliederung 3" style:family="paragraph" style:parent-style-name="Infographic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fographic3_7e_LT_7e_Gliederung_20_4" style:display-name="Infographic3~LT~Gliederung 4" style:family="paragraph" style:parent-style-name="Infographic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5" style:display-name="Infographic3~LT~Gliederung 5" style:family="paragraph" style:parent-style-name="Infographic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6" style:display-name="Infographic3~LT~Gliederung 6" style:family="paragraph" style:parent-style-name="Infographic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7" style:display-name="Infographic3~LT~Gliederung 7" style:family="paragraph" style:parent-style-name="Infographic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8" style:display-name="Infographic3~LT~Gliederung 8" style:family="paragraph" style:parent-style-name="Infographic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9" style:display-name="Infographic3~LT~Gliederung 9" style:family="paragraph" style:parent-style-name="Infographic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Titel" style:display-name="Infographic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3_7e_LT_7e_Untertitel" style:display-name="Infographic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3_7e_LT_7e_Notizen" style:display-name="Infographic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fographic3_7e_LT_7e_Hintergrundobjekte" style:display-name="Infographic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fographic3_7e_LT_7e_Hintergrund" style:display-name="Infographic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_7e_LT_7e_Gliederung_20_1" style:display-name="End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d_7e_LT_7e_Notizen" style:display-name="End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d_7e_LT_7e_Hintergrund" style:display-name="End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16:34:13.195162066</meta:creation-date>
    <dc:date>2022-07-08T17:17:51.447067134</dc:date>
    <meta:editing-duration>PT13M31S</meta:editing-duration>
    <meta:editing-cycles>5</meta:editing-cycles>
    <meta:generator>LibreOffice/7.3.1.3$Linux_X86_64 LibreOffice_project/30$Build-3</meta:generator>
    <meta:document-statistic meta:table-count="0" meta:image-count="0" meta:object-count="0" meta:page-count="3" meta:paragraph-count="49" meta:word-count="317" meta:character-count="2270" meta:non-whitespace-character-count="1983"/>
  </office:meta>
</office:document-meta>
</file>